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6">
            <text:p>2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3-05-17_03-48-02_000.jpg</text:p>
          </table:table-cell>
          <table:table-cell table:style-name="ce26" office:value-type="string">
            <text:p>:m :PHOTO 寝た時刻 / 2023 / オナニー、了、duration=2h30m時間ぐら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5-16_20-47-0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 office:value-type="string">
            <text:p>2023-05-17_13-13-3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5-17_14-28-01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7" office:value-type="string">
            <text:p>2023-05-17_14-29-00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5-17_14-31-14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3-05-17_14-31-28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7" office:value-type="string">
            <text:p>2023-05-17_14-31-32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3-05-17_14-32-01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0" office:value-type="string">
            <text:p>2023-05-17_14-32-10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9">
            <text:p>19</text:p>
          </table:table-cell>
          <table:table-cell table:style-name="ce17" office:value-type="string">
            <text:p>2023-05-17_14-32-34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0" office:value-type="string">
            <text:p>2023-05-17_14-32-56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7" office:value-type="string">
            <text:p>2023-05-17_14-33-11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6];CONCATENATE([.C16];&quot; / &quot;;[.E14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7" office:value-type="string">
            <text:p>2023-05-17_14-33-24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17" office:value-type="string">
            <text:p>2023-05-17_14-33-33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18" office:value-type="string">
            <text:p>2023-05-17_14-33-36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18" office:value-type="string">
            <text:p>2023-05-17_14-33-50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0" office:value-type="string">
            <text:p>2023-05-17_14-34-02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17" office:value-type="string">
            <text:p>2023-05-17_14-34-06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17" office:value-type="string">
            <text:p>2023-05-17_14-34-31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17" office:value-type="string">
            <text:p>2023-05-17_14-34-39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0">
            <text:p>30</text:p>
          </table:table-cell>
          <table:table-cell table:style-name="ce18" office:value-type="string">
            <text:p>2023-05-17_14-34-40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8" office:value-type="string">
            <text:p>2023-05-17_14-34-46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2">
            <text:p>32</text:p>
          </table:table-cell>
          <table:table-cell table:style-name="ce17" office:value-type="string">
            <text:p>2023-05-17_14-34-54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3">
            <text:p>33</text:p>
          </table:table-cell>
          <table:table-cell table:style-name="ce17" office:value-type="string">
            <text:p>2023-05-17_14-35-04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4">
            <text:p>34</text:p>
          </table:table-cell>
          <table:table-cell table:style-name="ce17" office:value-type="string">
            <text:p>2023-05-17_14-35-10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17" office:value-type="string">
            <text:p>2023-05-17_14-35-40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47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6">
            <text:p>36</text:p>
          </table:table-cell>
          <table:table-cell table:style-name="ce17" office:value-type="string">
            <text:p>2023-05-17_14-35-45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29];[.K29])" office:value-type="string" office:string-value="jpg">
            <text:p>jpg</text:p>
          </table:table-cell>
          <table:table-cell table:style-name="ce47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17" office:value-type="string">
            <text:p>2023-05-17_14-35-59_000.jpg</text:p>
          </table:table-cell>
          <table:table-cell table:style-name="ce26" office:value-type="string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string" office:string-value=":PHOTO 記録しておきたいもの / location:photo=自室, location:target=~ / subject=スマホ：購入：中古品：イオシスにて / content=メーカー：ファーウェイ,other=~">
            <text:p>:PHOTO 記録しておきたいもの / location:photo=自室, location:target=~ / subject=スマホ：購入：中古品：イオシスにて / content=メーカー：ファーウェイ,other=~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47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5-17_07-48-1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47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5-16_19-02-06_000.jpg</text:p>
          </table:table-cell>
          <table:table-cell table:style-name="ce26" office:value-type="string">
            <text:p>:m :篠笛,shinobue #*# / session-memo:session-1 / p.1-&lt;1&gt;:genre=melody:lick,key=~,session=hour-18,R=~,tempo=~,file-id=2023-05-15 \\\ <text:s/>p.1-&lt;2&gt;:genre=melody,key=~,session=hour-18,R=3,tempo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string" office:string-value=":m :篠笛,shinobue #*# / session-memo:session-1 / p.1-&lt;1&gt;:genre=melody:lick,key=~,session=hour-18,R=~,tempo=~,file-id=2023-05-15 \\\  p.1-&lt;2&gt;:genre=melody,key=~,session=hour-18,R=3,tempo=~">
            <text:p>:m :篠笛,shinobue #*# / session-memo:session-1 / p.1-&lt;1&gt;:genre=melody:lick,key=~,session=hour-18,R=~,tempo=~,file-id=2023-05-15 \\\ <text:s/>p.1-&lt;2&gt;:genre=melody,key=~,session=hour-18,R=3,tempo=~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47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5-16_21-55-41_000.jpg</text:p>
          </table:table-cell>
          <table:table-cell table:style-name="ce26" office:value-type="string">
            <text:p>:m #*# RES / free# S87DP9 記事読み / id~browser~media=RV3H~yan~huan~desktop / theme=~,content=中国：北京市：職業学校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string" office:string-value=":m #*# RES / free# S87DP9 記事読み / id~browser~media=RV3H~yan~huan~desktop / theme=~,content=中国：北京市：職業学校,w=~ / genre=~ / other=~">
            <text:p>:m #*# RES / free# S87DP9 記事読み / id~browser~media=RV3H~yan~huan~desktop / theme=~,content=中国：北京市：職業学校,w=~ / genre=~ / other=~</text:p>
          </table:table-cell>
          <table:table-cell table:style-name="ce10" table:formula="of:=RIGHT([.B33];[.K33])" office:value-type="string" office:string-value="jpg">
            <text:p>jpg</text:p>
          </table:table-cell>
          <table:table-cell table:style-name="ce47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5-17_08-01-40_000.jpg</text:p>
          </table:table-cell>
          <table:table-cell table:style-name="ce26" office:value-type="string">
            <text:p>:m :th,mysl / topic=~ / content=聴く音楽によって、脳が変化する：＜＝＝そうか？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string" office:string-value=":m :th,mysl / topic=~ / content=聴く音楽によって、脳が変化する：＜＝＝そうか？,id=~,other=~ / lang=ja">
            <text:p>:m :th,mysl / topic=~ / content=聴く音楽によって、脳が変化する：＜＝＝そうか？,id=~,other=~ / lang=ja</text:p>
          </table:table-cell>
          <table:table-cell table:style-name="ce10" table:formula="of:=RIGHT([.B34];[.K34])" office:value-type="string" office:string-value="jpg">
            <text:p>jpg</text:p>
          </table:table-cell>
          <table:table-cell table:style-name="ce47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5-17_12-22-55_000.jpg</text:p>
          </table:table-cell>
          <table:table-cell table:style-name="ce26" office:value-type="string">
            <text:p>:m 1*1 RES / JVEMV6 64#238_maeno / 『微粒子から探る物性七変化』 著者=前野昌弘,校注=~ / p.185 / w=改質材,topic=,publisher=~,other=memo+:セルロース；memo+:単糖；アルドース；memo+:グリセルアルデヒド；list+:電気陰性度、電子親和力：炭素、酸素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string" office:string-value=":m 1*1 RES / JVEMV6 64#238_maeno / 『微粒子から探る物性七変化』 著者=前野昌弘,校注=~ / p.185 / w=改質材,topic=,publisher=~,other=memo+:セルロース；memo+:単糖；アルドース；memo+:グリセルアルデヒド；list+:電気陰性度、電子親和力：炭素、酸素">
            <text:p>:m 1*1 RES / JVEMV6 64#238_maeno / 『微粒子から探る物性七変化』 著者=前野昌弘,校注=~ / p.185 / w=改質材,topic=,publisher=~,other=memo+:セルロース；memo+:単糖；アルドース；memo+:グリセルアルデヒド；list+:電気陰性度、電子親和力：炭素、酸素</text:p>
          </table:table-cell>
          <table:table-cell table:style-name="ce10" table:formula="of:=RIGHT([.B35];[.K35])" office:value-type="string" office:string-value="jpg">
            <text:p>jpg</text:p>
          </table:table-cell>
          <table:table-cell table:style-name="ce47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8">
            <text:p>38</text:p>
          </table:table-cell>
          <table:table-cell table:style-name="ce17" office:value-type="string">
            <text:p>2023-05-17_16-42-09_000.jpg</text:p>
          </table:table-cell>
          <table:table-cell table:style-name="ce27" office:value-type="string">
            <text:p>:m 1*2 RES / JVEMV6 64#284_robotics_shirai / 『ロボット工学』 著者=白井良明、編著,校注=~ / p.9 / w=マニピュレータ；,topic=~,publisher=~,other=calc+:手先効果器：座標：算出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string" office:string-value=":m 1*2 RES / JVEMV6 64#284_robotics_shirai / 『ロボット工学』 著者=白井良明、編著,校注=~ / p.9 / w=マニピュレータ；,topic=~,publisher=~,other=calc+:手先効果器：座標：算出">
            <text:p>:m 1*2 RES / JVEMV6 64#284_robotics_shirai / 『ロボット工学』 著者=白井良明、編著,校注=~ / p.9 / w=マニピュレータ；,topic=~,publisher=~,other=calc+:手先効果器：座標：算出</text:p>
          </table:table-cell>
          <table:table-cell table:style-name="ce10" table:formula="of:=RIGHT([.B36];[.K36])" office:value-type="string" office:string-value="jpg">
            <text:p>jpg</text:p>
          </table:table-cell>
          <table:table-cell table:style-name="ce47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9">
            <text:p>39</text:p>
          </table:table-cell>
          <table:table-cell table:style-name="ce10" office:value-type="string">
            <text:p>2023-05-17_16-42-29_000.jpg</text:p>
          </table:table-cell>
          <table:table-cell table:style-name="ce27" office:value-type="string">
            <text:p>:m 2*2 RES / JVEMV6 64#284_robotics_shirai / 『ロボット工学』 著者=白井良明、編著,校注=~ / p.9 / w=マニピュレータ；,topic=~,publisher=~,other=q+:リンクの角度の、変動：効果器の座標の変動。との関係;conc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string" office:string-value=":m 2*2 RES / JVEMV6 64#284_robotics_shirai / 『ロボット工学』 著者=白井良明、編著,校注=~ / p.9 / w=マニピュレータ；,topic=~,publisher=~,other=q+:リンクの角度の、変動：効果器の座標の変動。との関係;conc+">
            <text:p>:m 2*2 RES / JVEMV6 64#284_robotics_shirai / 『ロボット工学』 著者=白井良明、編著,校注=~ / p.9 / w=マニピュレータ；,topic=~,publisher=~,other=q+:リンクの角度の、変動：効果器の座標の変動。との関係;conc+</text:p>
          </table:table-cell>
          <table:table-cell table:style-name="ce10" table:formula="of:=RIGHT([.B37];[.K37])" office:value-type="string" office:string-value="jpg">
            <text:p>jpg</text:p>
          </table:table-cell>
          <table:table-cell table:style-name="ce47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5-16_18-41-24_000.mp4</text:p>
          </table:table-cell>
          <table:table-cell table:style-name="ce26" office:value-type="string">
            <text:p>:VIDEO / @自室 / 記録 / jap.flute / 演奏、play / R=1 / genre=melody:impro,session=hour-18,memo=~,file-piece-id=2023-05-15_18-58-34.jpg,other=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string" office:string-value=":VIDEO / @自室 / 記録 / jap.flute / 演奏、play / R=1 / genre=melody:impro,session=hour-18,memo=~,file-piece-id=2023-05-15_18-58-34.jpg,other= / follow+">
            <text:p>:VIDEO / @自室 / 記録 / jap.flute / 演奏、play / R=1 / genre=melody:impro,session=hour-18,memo=~,file-piece-id=2023-05-15_18-58-34.jpg,other= / follow+</text:p>
          </table:table-cell>
          <table:table-cell table:style-name="ce10" table:formula="of:=RIGHT([.B38];[.K38])" office:value-type="string" office:string-value="mp4">
            <text:p>mp4</text:p>
          </table:table-cell>
          <table:table-cell table:style-name="ce47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8" office:value-type="string">
            <text:p>2023-05-16_18-43-27_000.mp4</text:p>
          </table:table-cell>
          <table:table-cell table:style-name="ce26" office:value-type="string">
            <text:p>:VIDEO / @自室 / 記録 / jap.flute / 演奏、play / R=2 / genre=melody,session=hour-18,memo=~,file-piece-id=~,other=use:dai-kan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string" office:string-value=":VIDEO / @自室 / 記録 / jap.flute / 演奏、play / R=2 / genre=melody,session=hour-18,memo=~,file-piece-id=~,other=use:dai-kan / follow+">
            <text:p>:VIDEO / @自室 / 記録 / jap.flute / 演奏、play / R=2 / genre=melody,session=hour-18,memo=~,file-piece-id=~,other=use:dai-kan / follow+</text:p>
          </table:table-cell>
          <table:table-cell table:style-name="ce10" table:formula="of:=RIGHT([.B39];[.K39])" office:value-type="string" office:string-value="mp4">
            <text:p>mp4</text:p>
          </table:table-cell>
          <table:table-cell table:style-name="ce47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 office:value-type="string">
            <text:p>2023-05-16_18-54-23_000.mp4</text:p>
          </table:table-cell>
          <table:table-cell table:style-name="ce26" office:value-type="string">
            <text:p>:VIDEO / @自室 / 記録 / jap.flute / 演奏、play / R=3 / genre=melody,session=hour-18,memo=+,file-piece-id=~,other=use:kan~dai-kan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0];[.K40])" office:value-type="string" office:string-value="mp4">
            <text:p>mp4</text:p>
          </table:table-cell>
          <table:table-cell table:style-name="ce47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4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7">2023/05/17</text:date>, <text:time>19:06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17T19:06:31.48</dc:date>
    <dc:creator>iwabuchi ken</dc:creator>
    <meta:editing-duration>P56DT13H23M40S</meta:editing-duration>
    <meta:editing-cycles>18516</meta:editing-cycles>
    <meta:document-statistic meta:table-count="2" meta:cell-count="951" meta:object-count="0"/>
    <meta:user-defined meta:name="qrichtext">1</meta:user-defined>
  </office:meta>
</office:document-meta>
</file>